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1" style:family="paragraph" style:parent-style-name="Standard">
      <style:text-properties style:font-name="Arial" fo:language="sv" fo:country="SE" style:font-name-complex="Arial"/>
    </style:style>
    <style:style style:name="P22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3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4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5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6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7" style:family="paragraph" style:parent-style-name="Liststycke">
      <style:paragraph-properties fo:margin-left="0in" fo:margin-right="0in" fo:text-indent="0in" style:auto-text-indent="false"/>
    </style:style>
    <style:style style:name="P28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9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3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3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3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3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38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39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40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  <style:style style:name="T21" style:family="text">
      <style:text-properties fo:font-size="8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font-size-asian="8pt"/>
    </style:style>
    <style:style style:name="T24" style:family="text">
      <style:text-properties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 text:c="63"/></text:p>
      <text:p text:style-name="P2">Sida 1<text:tab/></text:p>
      <text:p text:style-name="P3"/>
      <text:p text:style-name="P3"/>
      <text:p text:style-name="P3"/>
      <text:p text:style-name="P12"><text:span text:style-name="T3">Styrelsen för</text:span><text:span text:style-name="T9"> </text:span></text:p>
      <text:p text:style-name="P12"><text:span text:style-name="T6">Amber BioSciences AB</text:span><text:span text:style-name="T9"> </text:span></text:p>
      <text:p text:style-name="P12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4"><text:s/></text:p>
      <text:p text:style-name="P12"><text:span text:style-name="T7">Årsredovisning</text:span><text:span text:style-name="T9"> </text:span></text:p>
      <text:p text:style-name="P4"/>
      <text:p text:style-name="P12"><text:span text:style-name="T3">för räkenskapsåret 1 Maj 2012 - 30 <text:s/>April 2013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33">Undertecknad styrelseledamot i Amber BioSciences AB intygar, dels att denna kopia av årsredovisningen </text:p>
      <text:p text:style-name="P33">överensstämmer med originalet, dels att resultaträkningen och balansräkningen fastställts på årsstämma den</text:p>
      <text:p text:style-name="P7"><text:span text:style-name="T22">2013-10-20. Årsstämman beslöt att godkänna styrelsens förslag till vinstdisposition (förslag beträffande den </text:span></text:p>
      <text:p text:style-name="P7"><text:span text:style-name="T22">uppkomna förlusten).</text:span></text:p>
      <text:p text:style-name="P7"><text:span text:style-name="T22"/></text:p>
      <text:p text:style-name="P7"><text:span text:style-name="T22">Lund, 2013-11-29</text:span></text:p>
      <text:p text:style-name="P7"><text:span text:style-name="T22"/></text:p>
      <text:p text:style-name="P7"><text:span text:style-name="T22"/></text:p>
      <text:p text:style-name="P7"><text:span text:style-name="T22">Morten Krogh, VD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20501-13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webb-baseret editor. </text:p>
      <text:p text:style-name="P3">Detta arbete är pågående. Elias Moberger, som er programmera, har kommit ind i företaget till att bidraga med utvecklingen af web applikationerna. Elias Moberger er med i styrelsen.</text:p>
      <text:p text:style-name="P7"/>
      <text:p text:style-name="P7">Väsentliga händelser under räkenskapsåret</text:p>
      <text:p text:style-name="P3">Företaget har fortsatt med bioinformatik konsulttjänster. </text:p>
      <text:p text:style-name="P3">Arbetet med editoren, writeurl, er färdigt och er publik på <text:a xlink:type="simple" xlink:href="http://www.writeurl.com/">www.writeurl.com</text:a>.</text:p>
      <text:p text:style-name="P3">Writeurl genererar ingen inkomst de den er gratis.</text:p>
      <text:p text:style-name="P3">Företaget har fortsatt med att göra web enkäter. </text:p>
      <text:p text:style-name="P7"/>
      <text:p text:style-name="P7">Väsentliga händelser efter räkenskapsårets utgång</text:p>
      <text:p text:style-name="P3">Ingen väsentliga händelser</text:p>
      <text:p text:style-name="P7"/>
      <text:p text:style-name="P7">Framtida utveckling</text:p>
      <text:p text:style-name="P3">Företagets plan är att fortsätta med att erbjuda konsulttjänster till universitet och bioteknikföretag, web enkäter och skriva mjukvara.</text:p>
      <text:p text:style-name="P7"/>
      <text:p text:style-name="P7"/>
      <text:p text:style-name="P7">Flerårsöversikt</text:p>
      <text:p text:style-name="P7"><text:tab/><text:tab/><text:tab/><text:tab/><text:tab/>12/13<text:tab/>11/12</text:p>
      <text:p text:style-name="P5">Omsättning<text:tab/><text:tab/><text:tab/>166<text:tab/><text:tab/>226</text:p>
      <text:p text:style-name="P5">Rörelseresultat<text:tab/><text:tab/><text:tab/>-21<text:tab/><text:tab/>-7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5"/>
      <text:p text:style-name="P19">Styrelsen föreslår att till förfogande stående vinstmedel, kronor 68 917 kronor balanseras i ny räkning. Vad beträffar företagets resultat och ställning i övrigt, hänvisas till efterföljande resultat- och balansräkningar.</text:p>
      <text:p text:style-name="P22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20501-13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1-05-01-<text:tab/><text:tab/>2012-05-01-</text:span></text:p>
      <text:p text:style-name="P16"><text:tab/><text:tab/><text:tab/><text:tab/><text:tab/><text:tab/><text:tab/><text:tab/><text:tab/><text:tab/>2012-04-30<text:tab/><text:tab/>2013-04-30</text:p>
      <text:p text:style-name="P17"/>
      <text:p text:style-name="P1"><text:span text:style-name="T14">RÖRELSENS INTÄKTER</text:span><text:span text:style-name="T16"> </text:span></text:p>
      <text:p text:style-name="P17"/>
      <text:p text:style-name="P1"><text:span text:style-name="T14">Nettoomsättning<text:tab/><text:tab/><text:tab/><text:tab/><text:tab/><text:tab/><text:tab/></text:span><text:span text:style-name="T16">226 299<text:tab/><text:tab/><text:tab/>165 599</text:span></text:p>
      <text:p text:style-name="P16"/>
      <text:p text:style-name="P17"/>
      <text:p text:style-name="P1"><text:span text:style-name="T14">SUMMA RÖRELSENS INTÄKTER<text:tab/><text:tab/><text:tab/><text:tab/></text:span><text:span text:style-name="T14">226 299<text:tab/><text:tab/><text:tab/>165 599</text:span></text:p>
      <text:p text:style-name="P17"/>
      <text:p text:style-name="P17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7"/>
      <text:p text:style-name="P1"><text:span text:style-name="T14">Övriga externa kostnader<text:tab/><text:tab/><text:tab/><text:tab/><text:tab/></text:span><text:span text:style-name="T17">-138 770<text:tab/><text:tab/><text:tab/>187 425</text:span></text:p>
      <text:p text:style-name="P16"><text:s/></text:p>
      <text:p text:style-name="P1"><text:span text:style-name="T14">Personalkostnader<text:tab/></text:span><text:span text:style-name="T14"><text:tab/></text:span><text:span text:style-name="T17">(not 1)</text:span><text:span text:style-name="T14"><text:tab/><text:tab/><text:tab/><text:tab/></text:span><text:span text:style-name="T17">-71 808<text:tab/><text:tab/><text:tab/><text:tab/>0</text:span></text:p>
      <text:p text:style-name="P17"/>
      <text:p text:style-name="P1"><text:span text:style-name="T14">Avskrivningar</text:span><text:span text:style-name="T16"> </text:span><text:span text:style-name="T14">på inventarier och verktyg<text:tab/><text:tab/></text:span><text:span text:style-name="T17">-14 610<text:tab/><text:tab/><text:tab/><text:tab/>0</text:span></text:p>
      <text:p text:style-name="P17"/>
      <text:p text:style-name="P17"/>
      <text:p text:style-name="P17"/>
      <text:p text:style-name="P17">RÖRELSERESULTAT<text:tab/><text:tab/><text:tab/><text:tab/><text:tab/><text:tab/>1 110<text:tab/><text:tab/><text:tab/>-21 825</text:p>
      <text:p text:style-name="P16"/>
      <text:p text:style-name="P16"/>
      <text:p text:style-name="P17">FINANSIELLA POSTER</text:p>
      <text:p text:style-name="P1"><text:span text:style-name="T14">Ränteintäkter<text:tab/><text:tab/><text:tab/><text:tab/><text:tab/><text:tab/><text:tab/><text:tab/></text:span><text:span text:style-name="T17">556<text:tab/><text:tab/><text:tab/><text:tab/> <text:s text:c="7"/>14</text:span></text:p>
      <text:p text:style-name="P17"/>
      <text:p text:style-name="P17"/>
      <text:p text:style-name="P17">RESULTAT EFTER FINANSIELLA POSTER<text:tab/><text:tab/>1 667<text:tab/><text:tab/><text:tab/>-21 811</text:p>
      <text:p text:style-name="P17"/>
      <text:p text:style-name="P1"><text:span text:style-name="T14">Skatt på årets resultat<text:tab/><text:tab/><text:tab/><text:tab/><text:tab/><text:tab/></text:span><text:span text:style-name="T16">-331<text:tab/><text:tab/><text:tab/><text:tab/>0</text:span></text:p>
      <text:p text:style-name="P17"/>
      <text:p text:style-name="P17">ÅRETS RESULTAT<text:tab/><text:tab/><text:tab/><text:tab/><text:tab/><text:tab/><text:tab/>1 284<text:tab/><text:tab/><text:tab/>-21 811</text:p>
      <text:p text:style-name="P17"/>
      <text:p text:style-name="P16"><text:s/></text:p>
      <text:p text:style-name="P16"><text:s/></text:p>
      <text:p text:style-name="P19"/>
      <text:p text:style-name="P19"/>
      <text:p text:style-name="P19"/>
      <text:p text:style-name="P19"/>
      <text:p text:style-name="P19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20501-13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20430<text:tab/><text:tab/>130430</text:span></text:p>
      <text:p text:style-name="P17"/>
      <text:p text:style-name="P1"><text:span text:style-name="T14">Anläggningstillgångar</text:span><text:span text:style-name="T16"> </text:span></text:p>
      <text:p text:style-name="P16"><text:tab/> Inventarier <text:tab/> (not 2)<text:tab/><text:tab/><text:tab/><text:tab/><text:tab/><text:tab/>31 180<text:tab/><text:tab/>31 180</text:p>
      <text:p text:style-name="P17"/>
      <text:p text:style-name="P1"><text:span text:style-name="T14">Summa anläggningstillgångar</text:span><text:span text:style-name="T16"> <text:tab/> <text:s text:c="33"/></text:span><text:span text:style-name="T14">31 180<text:tab/><text:tab/>31 180</text:span></text:p>
      <text:p text:style-name="P13"/>
      <text:p text:style-name="P1"><text:span text:style-name="T14">Omsättningstillgångar</text:span><text:span text:style-name="T16"> </text:span></text:p>
      <text:p text:style-name="P16"/>
      <text:p text:style-name="P16">Kortfristiga fordringar </text:p>
      <text:p text:style-name="P24"><text:tab/>Kundfordringar <text:tab/><text:tab/><text:tab/> <text:s text:c="42"/>99 160<text:tab/><text:tab/> <text:s text:c="10"/>0 </text:p>
      <text:p text:style-name="P24"><text:tab/>Övriga fordringar<text:tab/><text:tab/><text:tab/><text:tab/><text:tab/><text:tab/><text:tab/><text:tab/> 0<text:tab/><text:tab/> <text:s text:c="10"/>0</text:p>
      <text:p text:style-name="P24"><text:tab/>Skattefordringar<text:tab/><text:tab/><text:tab/><text:tab/><text:tab/><text:tab/><text:tab/> 14 074<text:tab/><text:tab/> <text:s/>67 288<text:tab/><text:tab/></text:p>
      <text:p text:style-name="P16">Summa kortfristiga fordringar <text:tab/><text:tab/><text:tab/><text:tab/><text:tab/><text:tab/>113 234<text:tab/><text:tab/> <text:s/>67 288<text:tab/></text:p>
      <text:p text:style-name="P16"/>
      <text:p text:style-name="P16">Kassa och bank </text:p>
      <text:p text:style-name="P16"><text:tab/>Bank<text:tab/><text:tab/><text:tab/><text:tab/><text:tab/><text:tab/><text:tab/><text:tab/><text:tab/><text:tab/> 72 487<text:tab/><text:tab/>37 996</text:p>
      <text:p text:style-name="P17"/>
      <text:p text:style-name="P1"><text:span text:style-name="T14">Summa omsättningstillgångar<text:tab/><text:tab/><text:tab/><text:tab/><text:tab/>185 721</text:span><text:span text:style-name="T13"><text:tab/><text:tab/>105 284</text:span><text:span text:style-name="T16"><text:tab/><text:tab/><text:tab/><text:tab/> <text:s text:c="9"/></text:span></text:p>
      <text:p text:style-name="P17"/>
      <text:p text:style-name="P1"><text:span text:style-name="T14">SUMMA TILLGÅNGAR<text:tab/><text:tab/><text:tab/><text:tab/><text:tab/><text:tab/><text:tab/>216</text:span><text:span text:style-name="T13"> 900<text:tab/><text:tab/>136 464</text:span></text:p>
      <text:p text:style-name="P17"/>
      <text:p text:style-name="P17"/>
      <text:p text:style-name="P1"><text:span text:style-name="T14">EGET KAPITAL, AVSÄTTNINGAR OCH SKULDER</text:span><text:span text:style-name="T16"> </text:span></text:p>
      <text:p text:style-name="P17"/>
      <text:p text:style-name="P1"><text:span text:style-name="T14">Eget kapital<text:tab/></text:span><text:span text:style-name="T16">(not 3)</text:span></text:p>
      <text:p text:style-name="P16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 000<text:tab/><text:tab/>100 000</text:span></text:p>
      <text:p text:style-name="P16"><text:tab/>Fritt eget kapital<text:tab/><text:tab/><text:tab/><text:tab/><text:tab/><text:tab/><text:tab/> 89 067 <text:tab/><text:tab/>90 728</text:p>
      <text:p text:style-name="P37"><text:tab/> Årets resultat<text:tab/><text:tab/><text:tab/><text:tab/><text:tab/><text:tab/><text:tab/><text:tab/>1 661<text:tab/><text:tab/>-21 811</text:p>
      <text:p text:style-name="P17">Summa eget kapital<text:tab/><text:tab/><text:tab/><text:tab/><text:tab/><text:tab/><text:tab/>190 728<text:tab/><text:tab/>168 916</text:p>
      <text:p text:style-name="P17"/>
      <text:p text:style-name="P17">Kortfristiga skulder</text:p>
      <text:p text:style-name="P16"><text:tab/>Leverantörsskulder<text:tab/><text:tab/><text:tab/><text:tab/><text:tab/><text:tab/><text:tab/>68 750<text:tab/><text:tab/> <text:s text:c="8"/>0</text:p>
      <text:p text:style-name="P16"><text:tab/>Skatteskulder <text:s text:c="2"/><text:tab/><text:tab/><text:tab/><text:tab/><text:tab/><text:tab/><text:tab/><text:tab/>-31 177<text:tab/><text:tab/>-32 243</text:p>
      <text:p text:style-name="P16"><text:tab/>Moms<text:tab/><text:tab/><text:tab/><text:tab/><text:tab/><text:tab/><text:tab/><text:tab/><text:tab/>-11 399<text:tab/><text:tab/> <text:s text:c="3"/>-208<text:tab/> <text:s text:c="5"/></text:p>
      <text:p text:style-name="P17">Summa kortfristiga skulder<text:tab/><text:tab/><text:tab/><text:tab/><text:tab/><text:tab/>26 172<text:tab/><text:tab/>-32 452</text:p>
      <text:p text:style-name="P17"/>
      <text:p text:style-name="P1"><text:span text:style-name="T14">SUMMA EGET KAPITAL OCH</text:span><text:span text:style-name="T16"> </text:span><text:span text:style-name="T14">SKULDER<text:tab/><text:tab/><text:tab/>216 900<text:tab/><text:tab/>136 464</text:span></text:p>
      <text:p text:style-name="P17"/>
      <text:p text:style-name="P17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20501-13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0">Fordringar har upptagits till belopp varmed de beräknas inflyta. <text:s text:c="55"/></text:p>
      <text:p text:style-name="P20"><text:s/></text:p>
      <text:p text:style-name="P28">Intäktsredovisning</text:p>
      <text:p text:style-name="P27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<text:s/>0 (50 750) kr. </text:p>
      <text:p text:style-name="P1"><text:span text:style-name="T3">Sociala avgifter har up</text:span><text:span text:style-name="T3">pgått till 0 (15 945) kr. </text:span></text:p>
      <text:p text:style-name="P3">Medeltal anställda har varit 1 (1).</text:p>
      <text:p text:style-name="P13"/>
      <text:p text:style-name="P23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20501-130430<text:tab/></text:p>
      <text:p text:style-name="P9"/>
      <text:p text:style-name="P3"><text:s text:c="56"/></text:p>
      <text:p text:style-name="P1"><text:span text:style-name="T3">Not 2</text:span><text:span text:style-name="T3"><text:tab/>Inventarier<text:tab/><text:tab/><text:tab/><text:tab/><text:tab/><text:tab/>2012-04-30<text:tab/><text:tab/>2013-04-30</text:span></text:p>
      <text:p text:style-name="P3"><text:tab/><text:tab/></text:p>
      <text:p text:style-name="P1"><text:span text:style-name="T3">Ingående anskaffningsvärde<text:tab/><text:tab/><text:tab/><text:tab/><text:tab/></text:span><text:span text:style-name="T3">78 036<text:tab/><text:tab/><text:tab/>78 036</text:span></text:p>
      <text:p text:style-name="P3">Inköp<text:tab/><text:tab/><text:tab/><text:tab/><text:tab/><text:tab/><text:tab/><text:tab/><text:tab/><text:tab/>0<text:tab/><text:tab/><text:tab/> <text:s text:c="8"/>0</text:p>
      <text:p text:style-name="P1"><text:span text:style-name="T3">Utgående ackumulerat anskaffningsvärde<text:tab/><text:tab/><text:tab/></text:span><text:span text:style-name="T3">78 036 <text:s text:c="9"/><text:tab/><text:tab/>78 036</text:span></text:p>
      <text:p text:style-name="P3"><text:s text:c="56"/></text:p>
      <text:p text:style-name="P3">Ingående avskrivningar<text:tab/><text:tab/><text:tab/><text:tab/><text:tab/><text:tab/>-32 246<text:tab/><text:tab/><text:tab/>-46 856</text:p>
      <text:p text:style-name="P3">Årets avskrivningar<text:tab/><text:tab/><text:tab/><text:tab/><text:tab/><text:tab/><text:tab/>-14 610<text:tab/><text:tab/><text:tab/> <text:s text:c="9"/>0</text:p>
      <text:p text:style-name="P3"/>
      <text:p text:style-name="P3">Utgående ackumulerade avskrivningar<text:tab/><text:tab/><text:tab/>-46 856<text:tab/><text:tab/><text:tab/>-46 856</text:p>
      <text:p text:style-name="P3"/>
      <text:p text:style-name="P1"><text:span text:style-name="T3">Redovisat värde<text:tab/><text:tab/><text:tab/><text:tab/><text:tab/><text:tab/><text:tab/></text:span><text:span text:style-name="T3">31 180 <text:s text:c="7"/><text:tab/><text:tab/>31 180</text:span><text:span text:style-name="T1"> <text:s text:c="67"/></text:span></text:p>
      <text:p text:style-name="P7"/>
      <text:p text:style-name="P21"><text:s text:c="54"/></text:p>
      <text:p text:style-name="P25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6">Belopp vid årets ingång<text:tab/>100 000<text:tab/>0<text:tab/><text:tab/>89 067<text:tab/>1 661</text:p>
      <text:p text:style-name="P26">Disposition enligt<text:tab/><text:tab/><text:tab/><text:tab/><text:tab/><text:tab/><text:tab/><text:tab/></text:p>
      <text:p text:style-name="P26">Årsstämma<text:tab/><text:tab/><text:tab/><text:tab/><text:tab/><text:tab/><text:tab/> 1 661<text:tab/><text:tab/>-1 661</text:p>
      <text:p text:style-name="P26">Årets resultat<text:tab/><text:tab/><text:tab/><text:tab/><text:tab/><text:tab/><text:tab/><text:tab/><text:tab/>-21 811</text:p>
      <text:p text:style-name="P40">100 000<text:tab/>0<text:tab/><text:tab/>90 728<text:tab/>-21 811<text:tab/> <text:s/></text:p>
      <text:p text:style-name="P18"/>
      <text:p text:style-name="P7"/>
      <text:p text:style-name="P7"/>
      <text:p text:style-name="P7"/>
      <text:p text:style-name="P3">Lund 2013-10-18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n</meta:initial-creator>
    <meta:creation-date>2012-10-16T07:36:00</meta:creation-date>
    <dc:date>2013-11-29T13:50:49</dc:date>
    <meta:print-date>2013-10-18T11:16:39</meta:print-date>
    <meta:editing-cycles>13</meta:editing-cycles>
    <meta:editing-duration>PT03H35M03S</meta:editing-duration>
    <meta:generator>OpenOffice.org/3.2$Unix OpenOffice.org_project/320m12$Build-9483</meta:generator>
    <meta:document-statistic meta:table-count="0" meta:image-count="0" meta:object-count="0" meta:page-count="6" meta:paragraph-count="161" meta:word-count="815" meta:character-count="8336"/>
  </office:meta>
</office:document-meta>
</file>